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9ba7" officeooo:paragraph-rsid="00169ba7"/>
    </style:style>
    <style:style style:name="P2" style:family="paragraph" style:parent-style-name="Standard">
      <style:text-properties officeooo:rsid="00175f18" officeooo:paragraph-rsid="00175f18"/>
    </style:style>
    <style:style style:name="P3" style:family="paragraph" style:parent-style-name="Standard">
      <style:text-properties officeooo:rsid="00175f18" officeooo:paragraph-rsid="004800dc"/>
    </style:style>
    <style:style style:name="P4" style:family="paragraph" style:parent-style-name="Standard">
      <style:text-properties officeooo:rsid="0019b9be" officeooo:paragraph-rsid="0040dc9b"/>
    </style:style>
    <style:style style:name="P5" style:family="paragraph" style:parent-style-name="Standard">
      <style:text-properties officeooo:rsid="0019f9dc" officeooo:paragraph-rsid="0040dc9b"/>
    </style:style>
    <style:style style:name="P6" style:family="paragraph" style:parent-style-name="Standard">
      <style:text-properties officeooo:rsid="001c7272" officeooo:paragraph-rsid="0020a43f"/>
    </style:style>
    <style:style style:name="P7" style:family="paragraph" style:parent-style-name="Standard">
      <style:text-properties officeooo:rsid="0020a43f" officeooo:paragraph-rsid="002f0138"/>
    </style:style>
    <style:style style:name="P8" style:family="paragraph" style:parent-style-name="Standard">
      <style:text-properties officeooo:rsid="0020a43f" officeooo:paragraph-rsid="003397d0"/>
    </style:style>
    <style:style style:name="P9" style:family="paragraph" style:parent-style-name="Standard">
      <style:text-properties officeooo:rsid="0020a43f" officeooo:paragraph-rsid="0040dc9b"/>
    </style:style>
    <style:style style:name="P10" style:family="paragraph" style:parent-style-name="Standard">
      <style:text-properties officeooo:rsid="0041a0e4" officeooo:paragraph-rsid="0041a0e4"/>
    </style:style>
    <style:style style:name="P11" style:family="paragraph" style:parent-style-name="Standard">
      <style:text-properties officeooo:rsid="0044bfe6" officeooo:paragraph-rsid="0044bfe6"/>
    </style:style>
    <style:style style:name="P12" style:family="paragraph" style:parent-style-name="Standard">
      <style:text-properties fo:font-style="normal" officeooo:rsid="002f7e7c" officeooo:paragraph-rsid="003397d0" style:font-style-asian="normal" style:font-style-complex="normal"/>
    </style:style>
    <style:style style:name="P13" style:family="paragraph" style:parent-style-name="Standard">
      <style:text-properties officeooo:rsid="004800dc" officeooo:paragraph-rsid="0055e82b"/>
    </style:style>
    <style:style style:name="P14" style:family="paragraph" style:parent-style-name="Standard">
      <style:text-properties officeooo:rsid="004800dc" officeooo:paragraph-rsid="004800dc"/>
    </style:style>
    <style:style style:name="P15" style:family="paragraph" style:parent-style-name="Standard">
      <style:text-properties officeooo:rsid="00616511" officeooo:paragraph-rsid="00616511"/>
    </style:style>
    <style:style style:name="P16" style:family="paragraph" style:parent-style-name="Standard">
      <style:text-properties officeooo:rsid="006522a0" officeooo:paragraph-rsid="006522a0"/>
    </style:style>
    <style:style style:name="P17" style:family="paragraph" style:parent-style-name="Standard">
      <style:text-properties officeooo:rsid="0067024a" officeooo:paragraph-rsid="0067024a"/>
    </style:style>
    <style:style style:name="P18" style:family="paragraph" style:parent-style-name="Standard">
      <style:text-properties officeooo:rsid="006818d9" officeooo:paragraph-rsid="006818d9"/>
    </style:style>
    <style:style style:name="P19" style:family="paragraph" style:parent-style-name="Standard">
      <style:text-properties officeooo:rsid="0068d18c" officeooo:paragraph-rsid="0068d18c"/>
    </style:style>
    <style:style style:name="P20" style:family="paragraph" style:parent-style-name="Standard">
      <style:text-properties officeooo:rsid="0079faac" officeooo:paragraph-rsid="0079faac"/>
    </style:style>
    <style:style style:name="P21" style:family="paragraph" style:parent-style-name="Standard">
      <style:text-properties officeooo:rsid="007f47ad" officeooo:paragraph-rsid="007f47ad"/>
    </style:style>
    <style:style style:name="P22" style:family="paragraph" style:parent-style-name="Standard">
      <style:text-properties officeooo:rsid="00821b02" officeooo:paragraph-rsid="00821b02"/>
    </style:style>
    <style:style style:name="P23" style:family="paragraph" style:parent-style-name="Standard">
      <style:text-properties officeooo:rsid="00824d03" officeooo:paragraph-rsid="00824d03"/>
    </style:style>
    <style:style style:name="P24" style:family="paragraph" style:parent-style-name="Standard">
      <style:text-properties officeooo:rsid="0083f0e8" officeooo:paragraph-rsid="0083f0e8"/>
    </style:style>
    <style:style style:name="P25" style:family="paragraph" style:parent-style-name="Standard">
      <style:text-properties officeooo:rsid="00873b77" officeooo:paragraph-rsid="00873b77"/>
    </style:style>
    <style:style style:name="P26" style:family="paragraph" style:parent-style-name="Standard">
      <style:text-properties officeooo:rsid="008b5462" officeooo:paragraph-rsid="008b5462"/>
    </style:style>
    <style:style style:name="P27" style:family="paragraph" style:parent-style-name="Standard">
      <style:text-properties officeooo:rsid="0093e7f4" officeooo:paragraph-rsid="0093e7f4"/>
    </style:style>
    <style:style style:name="P28" style:family="paragraph" style:parent-style-name="Standard">
      <style:text-properties officeooo:paragraph-rsid="0093e7f4"/>
    </style:style>
    <style:style style:name="P29" style:family="paragraph" style:parent-style-name="Standard">
      <style:text-properties officeooo:rsid="0094955e" officeooo:paragraph-rsid="00974cf3"/>
    </style:style>
    <style:style style:name="P30" style:family="paragraph" style:parent-style-name="Standard">
      <style:text-properties officeooo:rsid="00965369" officeooo:paragraph-rsid="00965369"/>
    </style:style>
    <style:style style:name="P31" style:family="paragraph" style:parent-style-name="Standard">
      <style:text-properties officeooo:rsid="00974cf3" officeooo:paragraph-rsid="00974cf3"/>
    </style:style>
    <style:style style:name="P32" style:family="paragraph" style:parent-style-name="Standard">
      <style:text-properties officeooo:rsid="009b575a" officeooo:paragraph-rsid="009b575a"/>
    </style:style>
    <style:style style:name="P33" style:family="paragraph" style:parent-style-name="Standard">
      <style:text-properties fo:font-variant="normal" fo:text-transform="none" fo:color="#222222" style:font-name="arial" fo:font-size="12pt" fo:letter-spacing="normal" fo:font-style="normal" fo:font-weight="normal" officeooo:rsid="0094955e" officeooo:paragraph-rsid="00974cf3"/>
    </style:style>
    <style:style style:name="P34" style:family="paragraph" style:parent-style-name="Standard">
      <style:text-properties fo:font-variant="normal" fo:text-transform="none" fo:color="#222222" style:font-name="arial" fo:font-size="12pt" fo:letter-spacing="normal" fo:font-style="normal" fo:font-weight="normal" officeooo:rsid="00974cf3" officeooo:paragraph-rsid="00974cf3"/>
    </style:style>
    <style:style style:name="P35" style:family="paragraph" style:parent-style-name="Standard">
      <style:text-properties fo:font-variant="normal" fo:text-transform="none" fo:color="#222222" style:font-name="arial" fo:font-size="12pt" fo:letter-spacing="normal" fo:font-style="normal" fo:font-weight="normal" officeooo:rsid="0099ad03" officeooo:paragraph-rsid="0099ad03"/>
    </style:style>
    <style:style style:name="P36" style:family="paragraph" style:parent-style-name="Standard">
      <style:text-properties fo:font-variant="normal" fo:text-transform="none" fo:color="#222222" style:font-name="arial" fo:font-size="12pt" fo:letter-spacing="normal" fo:font-style="normal" fo:font-weight="normal" officeooo:rsid="0095f0bd" officeooo:paragraph-rsid="0094955e"/>
    </style:style>
    <style:style style:name="P37" style:family="paragraph" style:parent-style-name="Standard">
      <style:text-properties fo:font-variant="normal" fo:text-transform="none" fo:color="#222222" style:font-name="arial" fo:font-size="12pt" fo:letter-spacing="normal" fo:font-style="normal" fo:font-weight="normal" officeooo:rsid="0093e7f4" officeooo:paragraph-rsid="0094955e"/>
    </style:style>
    <style:style style:name="P38" style:family="paragraph" style:parent-style-name="Standard">
      <style:text-properties fo:font-variant="normal" fo:text-transform="none" fo:color="#222222" style:font-name="arial" fo:font-size="12pt" fo:letter-spacing="normal" fo:font-style="normal" fo:font-weight="normal" officeooo:rsid="009df90d" officeooo:paragraph-rsid="009df90d"/>
    </style:style>
    <style:style style:name="P39" style:family="paragraph" style:parent-style-name="Standard">
      <style:text-properties fo:font-variant="normal" fo:text-transform="none" fo:color="#333333" style:font-name="Arial" fo:font-size="10.5pt" fo:letter-spacing="normal" fo:font-style="normal" fo:font-weight="normal" officeooo:rsid="009b575a" officeooo:paragraph-rsid="009b575a"/>
    </style:style>
    <style:style style:name="T1" style:family="text">
      <style:text-properties officeooo:rsid="00182e7d"/>
    </style:style>
    <style:style style:name="T2" style:family="text">
      <style:text-properties officeooo:rsid="0019f9dc"/>
    </style:style>
    <style:style style:name="T3" style:family="text">
      <style:text-properties officeooo:rsid="001baaec"/>
    </style:style>
    <style:style style:name="T4" style:family="text">
      <style:text-properties officeooo:rsid="00214206"/>
    </style:style>
    <style:style style:name="T5" style:family="text">
      <style:text-properties fo:font-style="italic" officeooo:rsid="00275aa7" style:font-style-asian="italic" style:font-style-complex="italic"/>
    </style:style>
    <style:style style:name="T6" style:family="text">
      <style:text-properties fo:font-style="italic" officeooo:rsid="002a9b9a" style:font-style-asian="italic" style:font-style-complex="italic"/>
    </style:style>
    <style:style style:name="T7" style:family="text">
      <style:text-properties fo:font-style="normal" officeooo:rsid="00275aa7" style:font-style-asian="normal" style:font-style-complex="normal"/>
    </style:style>
    <style:style style:name="T8" style:family="text">
      <style:text-properties fo:font-style="normal" officeooo:rsid="0028921a" style:font-style-asian="normal" style:font-style-complex="normal"/>
    </style:style>
    <style:style style:name="T9" style:family="text">
      <style:text-properties fo:font-style="normal" officeooo:rsid="002a9b9a" style:font-style-asian="normal" style:font-style-complex="normal"/>
    </style:style>
    <style:style style:name="T10" style:family="text">
      <style:text-properties fo:font-style="normal" officeooo:rsid="002d19c6" style:font-style-asian="normal" style:font-style-complex="normal"/>
    </style:style>
    <style:style style:name="T11" style:family="text">
      <style:text-properties fo:font-style="normal" officeooo:rsid="002e8c67" style:font-style-asian="normal" style:font-style-complex="normal"/>
    </style:style>
    <style:style style:name="T12" style:family="text">
      <style:text-properties fo:font-style="normal" officeooo:rsid="002f7e7c" style:font-style-asian="normal" style:font-style-complex="normal"/>
    </style:style>
    <style:style style:name="T13" style:family="text">
      <style:text-properties fo:font-style="normal" officeooo:rsid="00305c06" style:font-style-asian="normal" style:font-style-complex="normal"/>
    </style:style>
    <style:style style:name="T14" style:family="text">
      <style:text-properties fo:font-style="normal" officeooo:rsid="0034ac22" style:font-style-asian="normal" style:font-style-complex="normal"/>
    </style:style>
    <style:style style:name="T15" style:family="text">
      <style:text-properties fo:font-style="normal" officeooo:rsid="0036a1c4" style:font-style-asian="normal" style:font-style-complex="normal"/>
    </style:style>
    <style:style style:name="T16" style:family="text">
      <style:text-properties fo:font-style="normal" officeooo:rsid="00377f04" style:font-style-asian="normal" style:font-style-complex="normal"/>
    </style:style>
    <style:style style:name="T17" style:family="text">
      <style:text-properties officeooo:rsid="00395c9c"/>
    </style:style>
    <style:style style:name="T18" style:family="text">
      <style:text-properties officeooo:rsid="003aefaa"/>
    </style:style>
    <style:style style:name="T19" style:family="text">
      <style:text-properties officeooo:rsid="0049f9e7"/>
    </style:style>
    <style:style style:name="T20" style:family="text">
      <style:text-properties style:text-position="super 58%" officeooo:rsid="0049f9e7"/>
    </style:style>
    <style:style style:name="T21" style:family="text">
      <style:text-properties officeooo:rsid="00646ba6"/>
    </style:style>
    <style:style style:name="T22" style:family="text">
      <style:text-properties officeooo:rsid="0066c0e6"/>
    </style:style>
    <style:style style:name="T23" style:family="text">
      <style:text-properties officeooo:rsid="0067024a"/>
    </style:style>
    <style:style style:name="T24" style:family="text">
      <style:text-properties officeooo:rsid="0068c4f2"/>
    </style:style>
    <style:style style:name="T25" style:family="text">
      <style:text-properties officeooo:rsid="006c14df"/>
    </style:style>
    <style:style style:name="T26" style:family="text">
      <style:text-properties officeooo:rsid="006db313"/>
    </style:style>
    <style:style style:name="T27" style:family="text">
      <style:text-properties officeooo:rsid="006ea786"/>
    </style:style>
    <style:style style:name="T28" style:family="text">
      <style:text-properties officeooo:rsid="007adb9c"/>
    </style:style>
    <style:style style:name="T29" style:family="text">
      <style:text-properties officeooo:rsid="007c60fe"/>
    </style:style>
    <style:style style:name="T30" style:family="text">
      <style:text-properties officeooo:rsid="008283b7"/>
    </style:style>
    <style:style style:name="T31" style:family="text">
      <style:text-properties officeooo:rsid="0083f0e8"/>
    </style:style>
    <style:style style:name="T32" style:family="text">
      <style:text-properties officeooo:rsid="0083f5b6"/>
    </style:style>
    <style:style style:name="T33" style:family="text">
      <style:text-properties officeooo:rsid="00857c25"/>
    </style:style>
    <style:style style:name="T34" style:family="text">
      <style:text-properties officeooo:rsid="008b5462"/>
    </style:style>
    <style:style style:name="T35" style:family="text">
      <style:text-properties officeooo:rsid="008bd020"/>
    </style:style>
    <style:style style:name="T36" style:family="text">
      <style:text-properties officeooo:rsid="008dcfb6"/>
    </style:style>
    <style:style style:name="T37" style:family="text">
      <style:text-properties officeooo:rsid="00905c00"/>
    </style:style>
    <style:style style:name="T38" style:family="text">
      <style:text-properties officeooo:rsid="0093e7f4"/>
    </style:style>
    <style:style style:name="T39" style:family="text">
      <style:text-properties fo:font-variant="normal" fo:text-transform="none" fo:color="#222222" style:font-name="arial" fo:font-size="12pt" fo:letter-spacing="normal" fo:font-style="normal" fo:font-weight="normal"/>
    </style:style>
    <style:style style:name="T40" style:family="text">
      <style:text-properties fo:font-variant="normal" fo:text-transform="none" fo:color="#222222" style:font-name="arial" fo:font-size="12pt" fo:letter-spacing="normal" fo:font-style="normal" fo:font-weight="normal" officeooo:rsid="0093e7f4"/>
    </style:style>
    <style:style style:name="T41" style:family="text">
      <style:text-properties fo:font-variant="normal" fo:text-transform="none" fo:color="#222222" style:font-name="arial" fo:font-size="12pt" fo:letter-spacing="normal" fo:font-style="normal" fo:font-weight="normal" officeooo:rsid="0095f0bd"/>
    </style:style>
    <style:style style:name="T42" style:family="text">
      <style:text-properties fo:font-variant="normal" fo:text-transform="none" fo:color="#222222" style:font-name="arial" fo:font-size="12pt" fo:letter-spacing="normal" fo:font-style="normal" fo:font-weight="normal" officeooo:rsid="00974cf3"/>
    </style:style>
    <style:style style:name="T43" style:family="text">
      <style:text-properties fo:font-variant="normal" fo:text-transform="none" fo:color="#333333" style:font-name="arial" fo:font-size="12pt" fo:letter-spacing="normal" fo:font-style="normal" fo:font-weight="normal"/>
    </style:style>
    <style:style style:name="T44" style:family="text">
      <style:text-properties fo:font-variant="normal" fo:text-transform="none" fo:color="#333333" style:font-name="Arial" fo:font-size="10.5pt" fo:letter-spacing="normal" fo:font-style="normal" fo:font-weight="normal"/>
    </style:style>
    <style:style style:name="T45" style:family="text">
      <style:text-properties fo:font-variant="normal" fo:text-transform="none" fo:color="#333333" style:font-name="Arial" fo:font-size="10.5pt" fo:letter-spacing="normal" fo:font-style="normal" fo:font-weight="normal" loext:padding="0cm" loext:border="none"/>
    </style:style>
    <style:style style:name="T46" style:family="text">
      <style:text-properties fo:font-variant="normal" fo:text-transform="none" fo:color="#333333" style:font-name="Arial" fo:font-size="10.5pt" fo:letter-spacing="normal" fo:font-style="normal" fo:font-weight="normal" officeooo:rsid="009bfa4e"/>
    </style:style>
    <style:style style:name="T47" style:family="text">
      <style:text-properties fo:font-variant="normal" fo:text-transform="none" fo:color="#333333" style:font-name="Arial" fo:font-size="10.5pt" fo:letter-spacing="normal" fo:font-style="italic" fo:font-weight="normal"/>
    </style:style>
    <style:style style:name="T48" style:family="text">
      <style:text-properties fo:font-variant="normal" fo:text-transform="none" fo:color="#333333" style:font-name="Arial" fo:font-size="7.5pt" fo:letter-spacing="normal" fo:font-style="normal" fo:font-weight="normal"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Find outhow to induce G1 arrest in cell cycle by raising the stability of G1 state.</text:p>
      <text:p text:style-name="P1">2. I</text:p>
      <text:p text:style-name="P1">Plot a relation between parameter and G1 statbility (thr</text:p>
      <text:p text:style-name="P1">3. Construct a quorum sensing mechanism.</text:p>
      <text:p text:style-name="P1"/>
      <text:p text:style-name="P1"/>
      <text:p text:style-name="P2">1. Introduction:</text:p>
      <text:p text:style-name="P2"/>
      <text:p text:style-name="P2"/>
      <text:p text:style-name="P3">Cell cycle in normal fission yeast is highly regulated. Molecular biologists revealed that existence of cell-size checkpoints in fission yeast, abolishment of which led to small-cell/giant-cell mutants. Since then, numerous models have been proposed to understand the mechanism of such size sensing, <text:span text:style-name="T1">the most prominent of which is based on bifurcation theory (Tyson_), recapitulating important features with a simple assumption on the cell size. </text:span></text:p>
      <text:p text:style-name="P3"/>
      <text:p text:style-name="P13">The qualitative behaviors captured includes (1) periodic changes in concentration of cyclins and cdk’s, well known for regulating cell-cycle progression. (2) explain the robustness of cell-cycle and check-points in terms of <text:span text:style-name="T19">stability of steady-states/limit-cycles. e.g.: progression from G2 to mitosis is controlled by a size-sensing checkpoint. As the cell-size (modelled by cell mass) increases, the previous steady state occupied by S/G2 cell loses its stability in a saddle-node infinite-period bifurcation (SNIPER), where an oscillatory limit-cycle is created on site. The cell then proceed along the limit-cycle as a train follows a track, and divide according to the signal set by cyclins. In this model, many cellular checkpoints such as DNA damage checkpoint and mitosis checkpoints are not included. Nevertheless, it is sufficient to reflect the orderly repeated division of yeast cells. </text:span></text:p>
      <text:p text:style-name="P13"/>
      <text:p text:style-name="P13"><text:span text:style-name="T19">More importantly, the bifurcation diagram connects the model to qualitative and even quantitative features of yeast cell cycle, even in mutants. For example, it captures the smaller cell-size at division of cdh1</text:span><text:span text:style-name="T20">-</text:span><text:span text:style-name="T19"> mutant, which is modelled by setting_ k app and to zero to model the loss-of-function mutation of cdh1 to be activated by cdk.It could also model many <text:s/>mutants that are arrested at different stages of cell-cycle. </text:span></text:p>
      <text:p text:style-name="P13"/>
      <text:p text:style-name="P15">Cell-cycle arresting is important for a useful experimental technique in synchronising cell-cycles. For exmaple, alpha-pheromone is used to induces cell cycle arrest in yeast, which are then washed away after all cells reached the same stage. <text:s/><text:span text:style-name="T21">XxxTs_ mutat also arrest at G1.</text:span></text:p>
      <text:p text:style-name="P15"/>
      <text:p text:style-name="P16">Contrast to the well-evolved circuits like <text:span text:style-name="T23">the one mentioned</text:span>, synthetic genetic circuits offer a much <text:span text:style-name="T23">simpler and more readily</text:span> amenable alternative. Repressilator is one of the first artificially synthesized oscillatory circuit.. Here we want to make some careful comparison between the repressilator and the <text:span text:style-name="T22">budding yeast cell-cycle circuit.</text:span></text:p>
      <text:p text:style-name="P16"/>
      <text:p text:style-name="P18">To probe the type of bifurcation experienced by repressilator upon arrest, we add IPTG inhibition of lac promoter, which controls the transcription of TetR. <text:span text:style-name="T24">The inhibition of IPTG.</text:span></text:p>
      <text:p text:style-name="P18"/>
      <text:p text:style-name="P19">First we <text:span text:style-name="T26">add a constant level of non-degradable</text:span> LacI inhibitor<text:span text:style-name="T27"> into the model (basal_p_LacI)</text:span>. This would cause the controlled TetR gene to be less <text:span text:style-name="T25">responsive towards change in the original LacI inhibitor. Consider the extreme case where the basal_p_LacI approaches infinity, then the TetR transcription will be always suppressed at the basal level, breaking the circular topology of the circuit and absorb the limit-cycle into a singular stable steady state (called a bifurcation). We observe the new-born stable limit-cycle has a constant period regardless of the parameter, and an amplitude that increases with the parameter, identifying as a supercritical Hopf bifurcation.</text:span></text:p>
      <text:p text:style-name="P19"/>
      <text:p text:style-name="P20"><text:soft-page-break/>This simulation predicts that the amplitude of limit-cycle <text:span text:style-name="T29">oscillation</text:span> is dependent on the responsiveness of the promoter toward the inhibitor, <text:span text:style-name="T28">whereas its period does not.</text:span></text:p>
      <text:p text:style-name="P20"/>
      <text:p text:style-name="P21">As indicate</text:p>
      <text:p text:style-name="P19"/>
      <text:p text:style-name="P17">1. Contrast </text:p>
      <text:p text:style-name="P9"/>
      <text:p text:style-name="P4">Features:</text:p>
      <text:p text:style-name="P4"><text:span text:style-name="T2">1.</text:span>Orderly progression through different phases upon bifurcation, as indicated by different steady states.</text:p>
      <text:p text:style-name="P5">2. <text:span text:style-name="T3">Precise prediction about the phenotype exhibited by the mutants.</text:span></text:p>
      <text:p text:style-name="P2"/>
      <text:p text:style-name="P7">One can argue that empirical model does not reflect the true mechanism at the fundamental level, but the true mechanism is never the direct observation of any molecular biology experiments anyway. In the case of cell cycle, it is the multiple mutants with exotic bewildering phenotypes that set the basis of the theoretical framework. <text:span text:style-name="T4">Bifurcation analysis is an exceptionally suitable tool to describe the qualitative changes upon perturbation of cell cycle, and fruitful analyses have been made previously to account for and even predict experimental observations (Tyson_). </text:span></text:p>
      <text:p text:style-name="P7"/>
      <text:p text:style-name="P8"><text:span text:style-name="T4">Here we seek to reproduce this size-control mechanism </text:span><text:span text:style-name="T5">in silico</text:span><text:span text:style-name="T7"> and </text:span><text:span text:style-name="T8">then </text:span><text:span text:style-name="T7">couple it to quorum sensing, </text:span><text:span text:style-name="T12">another well-modelled </text:span><text:span text:style-name="T13">concept that allows individual to sense the local density of the same/related species</text:span><text:span text:style-name="T12">. </text:span><text:span text:style-name="T14">(quorum</text:span><text:span text:style-name="T16">S</text:span><text:span text:style-name="T15">ensing</text:span><text:span text:style-name="T14">_)</text:span></text:p>
      <text:p text:style-name="P12"/>
      <text:p text:style-name="P8"><text:span text:style-name="T7"><text:s/></text:span><text:span text:style-name="T9">This idea is in line with the synthetic biology motto “build to understand”. The rationale is that, if the underlying model is indeed effective, then we should be able to use it to predict the outcome of the corresponding </text:span><text:span text:style-name="T6">in vivo </text:span><text:span text:style-name="T9">experiment</text:span><text:span text:style-name="T10">. In this </text:span><text:span text:style-name="T11">experiment</text:span><text:span text:style-name="T10">, </text:span><text:span text:style-name="T11">we should be able to predict the resultant density-size relation.</text:span></text:p>
      <text:p text:style-name="P6"/>
      <text:p text:style-name="P2">The aim is to create a mutant with a modified <text:span text:style-name="T18">size-sensor</text:span> <text:span text:style-name="T17">that uses a diffusible auto-inducer to modulate its cell cycle, the concentration of which is related to local cell density.</text:span></text:p>
      <text:p text:style-name="P2"/>
      <text:p text:style-name="P11">Talk about the robustness of the SNIPER bifurcation</text:p>
      <text:p text:style-name="P2"/>
      <text:p text:style-name="P10">STEP 1: Reproduce the size sensor.</text:p>
      <text:p text:style-name="P10"/>
      <text:p text:style-name="P10"/>
      <text:p text:style-name="P14">One prominent application of dynamical system theory in cell biology is the study of cell cycle. </text:p>
      <text:p text:style-name="P14"/>
      <text:p text:style-name="P14"/>
      <text:p text:style-name="P22">1. Sponge and single molecule limit.</text:p>
      <text:p text:style-name="P22"/>
      <text:p text:style-name="P23">2. Model the limit-cycle using a deterministic model.</text:p>
      <text:p text:style-name="P23"><text:tab/>The deterministic ODE equations predict a limiting-cycle oscillation.</text:p>
      <text:p text:style-name="P23"><text:tab/>Easy to implement and analyses</text:p>
      <text:p text:style-name="P23"><text:tab/>Can do crude, qualitative prediction about mutants. </text:p>
      <text:p text:style-name="P23"><text:tab/><text:span text:style-name="T30">Cons: Cannot explain the heterogeneity in the observation</text:span></text:p>
      <text:p text:style-name="P23"><text:tab/><text:tab/><text:span text:style-name="T31">Offer no approach to assess robustness/half-life of any predicted observation: The limit-cycle may be masked by the stochasticity</text:span></text:p>
      <text:p text:style-name="P23"><text:tab/><text:span text:style-name="T31">Hallmark: complex, Cell-cycle → synthetic, simplistic Repressilator</text:span></text:p>
      <text:p text:style-name="P23"/>
      <text:p text:style-name="P24"><text:soft-page-break/>3. To improve on those weakness<text:span text:style-name="T33">es</text:span> <text:span text:style-name="T33">of deterministic approach</text:span>, <text:span text:style-name="T32">stochastic process is employed to modify and extend the original deterministic equations:<text:line-break/> Use repressilator as an example, demonstrate the pros and cons.</text:span></text:p>
      <text:p text:style-name="P25"/>
      <text:p text:style-name="P25"><text:tab/>Pros: Allow examination of heterogeneity in terms of stochasticity</text:p>
      <text:p text:style-name="P25"><text:tab/>Cons: Require advanced analytical techniques, Less easy to code and require more resources to run.</text:p>
      <text:p text:style-name="P25"><text:tab/><text:span text:style-name="T34">Include: Phase drifting in improved repressilator and original repressilator</text:span></text:p>
      <text:p text:style-name="P25"/>
      <text:p text:style-name="P27">Experimental observation of repressilator:</text:p>
      <text:p text:style-name="P28"><text:span text:style-name="T38">9600</text:span><text:span text:style-name="T39">±</text:span><text:span text:style-name="T40">2400s(mean ± sd.) <text:s/>Elowitz 2000 nature</text:span></text:p>
      <text:p text:style-name="P33">Missing parameters: </text:p>
      <text:p text:style-name="P29"><text:span text:style-name="T42">1.</text:span><text:span text:style-name="T39">copy number of plasmid</text:span><text:span text:style-name="T41">s</text:span></text:p>
      <text:p text:style-name="P31"><text:span text:style-name="T41">2.</text:span><text:span text:style-name="T39">Detailed affinity of repressors to target promoters</text:span></text:p>
      <text:p text:style-name="P34"/>
      <text:p text:style-name="P31"><text:span text:style-name="T47">R</text:span><text:span text:style-name="T43"> ≈ </text:span><text:span text:style-name="T44">200 and </text:span><text:span text:style-name="T47">K</text:span><text:span text:style-name="T48">IPTG</text:span><text:span text:style-name="T43"> ≈ </text:span><text:span text:style-name="T44">6 </text:span><text:span text:style-name="T45">m</text:span><text:span text:style-name="T44">M</text:span></text:p>
      <text:p text:style-name="P39">1nM = 1 molecule per cell</text:p>
      <text:p text:style-name="P32"><text:span text:style-name="T44">K_IPTG = </text:span><text:span text:style-name="T46">6E</text:span><text:span text:style-name="T44">6;</text:span></text:p>
      <text:p text:style-name="P35">LacI_eff = 2*LacI/(1+IPTG/K_IPTG)^2</text:p>
      <text:p text:style-name="P38">tau_off_LacI=318s;</text:p>
      <text:p text:style-name="P34"/>
      <text:p text:style-name="P34">The prediction is two-fold. First we need to predict whether there will be any stable oscillations and what will be the amplitude/period. Then we need to assess what is the robustness of such predicted behaviour. Some parameters are important for the first purpose, while others are important for the second.</text:p>
      <text:p text:style-name="P36"/>
      <text:p text:style-name="P30"><text:span text:style-name="T41">I</text:span><text:span text:style-name="T39">t is useful to incorporate more mechanistic details into the model, but it is more important to use a stochastic element where such detail is not available yet.</text:span></text:p>
      <text:p text:style-name="P37"/>
      <text:p text:style-name="P25"/>
      <text:p text:style-name="P26">General comments:</text:p>
      <text:p text:style-name="P26"><text:tab/>Modelling is a powerful approach to consolidate our understanding of biological phenomena, since it offers a general prediction. <text:span text:style-name="T37">Application of deterministic modelling in terms of ODE formulation and bifurcation has made some important observations, but addressing little on the </text:span>intrinsic <text:span text:style-name="T37">heterogeneity in biological objects.</text:span> Such variations, in one way, reflects incomplete knowledge about the underlying mechanism, and should go away once we obtain a complete enough mechanistic picture of the underlying system. However, such development is <text:span text:style-name="T36">not always practical and </text:span>often hurdled by technical <text:span text:style-name="T36">reasons</text:span> and exponentially increasing complexity, <text:span text:style-name="T35">at which point some trade-offs must be made to reach a compromise. Use of stochastic models instead of deterministic models is a fruitful approach that is capable of making qualitative predictions of system behaviour and, more importantly, commenting on the heterogeneity in the prediction, as exemplified with the variation in phase drifiting. These predictions are often verifiable by experiments and could lead to hypotheses that guide future experiments. As it happens, the birth of synthetic biology offers researchers with the ability to construct genetic circuits from characterised pieces, eliminating “the unknown parameter” problem as encountered in modelling of cell cycle. We believe stochastic modelling will replace deterministic modelling in the nearly future and fuel a new round of discoveries in synthetic biology and thus in design principles of lif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23:47:27.901450013</meta:creation-date>
    <dc:date>2017-04-26T20:17:02.046249134</dc:date>
    <meta:editing-duration>P1DT20H50M11S</meta:editing-duration>
    <meta:editing-cycles>115</meta:editing-cycles>
    <meta:generator>LibreOffice/5.1.6.2$Linux_X86_64 LibreOffice_project/10m0$Build-2</meta:generator>
    <meta:document-statistic meta:table-count="0" meta:image-count="0" meta:object-count="0" meta:page-count="3" meta:paragraph-count="51" meta:word-count="1280" meta:character-count="8575" meta:non-whitespace-character-count="7322"/>
  </office:meta>
</office:document-meta>
</file>